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14in" fo:margin-left="-0.0521in" table:align="left" style:writing-mode="lr-tb"/>
    </style:style>
    <style:style style:name="Table1.A" style:family="table-column">
      <style:table-column-properties style:column-width="0.4069in"/>
    </style:style>
    <style:style style:name="Table1.B" style:family="table-column">
      <style:table-column-properties style:column-width="1.1403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1639in"/>
    </style:style>
    <style:style style:name="Table1.E" style:family="table-column">
      <style:table-column-properties style:column-width="1.191in"/>
    </style:style>
    <style:style style:name="Table1.F" style:family="table-column">
      <style:table-column-properties style:column-width="1.1264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1.7174in" fo:keep-together="auto"/>
    </style:style>
    <style:style style:name="Table1.B2" style:family="table-cell">
      <style:table-cell-properties style:vertical-align="middle" fo:background-color="#d9d9d9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d8d8d8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2" style:family="table-cell">
      <style:table-cell-properties style:vertical-align="middle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3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4" style:family="table-row">
      <style:table-row-properties style:min-row-height="0.1278in" fo:keep-together="auto"/>
    </style:style>
    <style:style style:name="Table1.5" style:family="table-row">
      <style:table-row-properties style:min-row-height="1.8271in" fo:keep-together="auto"/>
    </style:style>
    <style:style style:name="Table1.F5" style:family="table-cell">
      <style:table-cell-properties style:vertical-align="middle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1.9299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9975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language-asian="de" style:country-asian="DE" style:font-name-complex="Arial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language-asian="de" style:country-asian="DE" style:font-name-complex="Arial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officeooo:paragraph-rsid="0015bfb4" style:font-size-asian="8pt" style:language-asian="de" style:country-asian="DE" style:font-name-complex="Arial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language-asian="de" style:country-asian="DE" style:font-name-complex="Arial" style:font-size-complex="8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officeooo:paragraph-rsid="0015bfb4" style:font-size-asian="8pt" style:language-asian="de" style:country-asian="DE" style:font-name-complex="Arial" style:font-size-complex="8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language-asian="de" style:country-asian="DE" style:font-name-complex="Arial" style:font-size-complex="8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officeooo:rsid="0015bfb4" style:font-size-asian="8pt" style:language-asian="de" style:country-asian="DE" style:font-name-complex="Arial" style:font-size-complex="8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language-asian="de" style:country-asian="DE" style:font-name-complex="Arial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officeooo:rsid="00157599" officeooo:paragraph-rsid="00157599" style:font-size-asian="8pt" style:language-asian="de" style:country-asian="DE" style:font-name-complex="Arial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language-asian="de" style:country-asian="DE" style:font-weight-asian="bold" style:font-name-complex="Arial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fo:font-weight="bold" officeooo:paragraph-rsid="0015bfb4" style:font-size-asian="8pt" style:language-asian="de" style:country-asian="DE" style:font-weight-asian="bold" style:font-name-complex="Arial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fo:font-weight="bold" officeooo:paragraph-rsid="00172ebd" style:font-size-asian="8pt" style:language-asian="de" style:country-asian="DE" style:font-weight-asian="bold" style:font-name-complex="Arial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fo:font-weight="bold" officeooo:rsid="00172ebd" officeooo:paragraph-rsid="00172ebd" style:font-size-asian="8pt" style:language-asian="de" style:country-asian="DE" style:font-weight-asian="bold" style:font-name-complex="Arial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fo:font-weight="bold" officeooo:rsid="0025a1b7" officeooo:paragraph-rsid="0025a1b7" style:font-size-asian="8pt" style:language-asian="de" style:country-asian="DE" style:font-weight-asian="bold" style:font-name-complex="Arial" style:font-size-complex="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8pt" fo:font-weight="bold" officeooo:paragraph-rsid="0015bfb4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fo:font-weight="bold" officeooo:rsid="0015bfb4" officeooo:paragraph-rsid="0015bfb4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8pt" fo:font-weight="bold" officeooo:rsid="00157599" officeooo:paragraph-rsid="00157599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language-asian="de" style:country-asian="DE" style:font-weight-asian="bold" style:font-name-complex="Arial" style:font-size-complex="8pt"/>
    </style:style>
    <style:style style:name="P23" style:family="paragraph" style:parent-style-name="Standard">
      <style:text-properties style:font-name="Arial" fo:font-size="8pt" fo:font-weight="bold" style:font-name-asian="Arial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8pt" fo:font-style="italic" style:font-size-asian="8pt" style:language-asian="de" style:country-asian="DE" style:font-style-asian="italic" style:font-name-complex="Arial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8pt" fo:font-weight="normal" officeooo:paragraph-rsid="001d93fa" style:font-size-asian="8pt" style:language-asian="de" style:country-asian="DE" style:font-weight-asian="normal" style:font-name-complex="Arial" style:font-size-complex="8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8pt" fo:font-weight="normal" officeooo:rsid="001f0460" officeooo:paragraph-rsid="001f0460" style:font-size-asian="8pt" style:language-asian="de" style:country-asian="DE" style:font-weight-asian="normal" style:font-name-complex="Arial" style:font-size-complex="8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7pt" officeooo:paragraph-rsid="0018d912" style:font-name-asian="Arial" style:font-size-asian="7pt" style:language-asian="de" style:country-asian="DE" style:font-name-complex="Arial" style:font-size-complex="7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Arial" fo:font-size="7pt" officeooo:rsid="001693a5" officeooo:paragraph-rsid="001693a5" style:font-name-asian="Arial" style:font-size-asian="7pt" style:language-asian="de" style:country-asian="DE" style:font-name-complex="Arial" style:font-size-complex="7pt" style:font-style-complex="italic"/>
    </style:style>
    <style:style style:name="P29" style:family="paragraph" style:parent-style-name="Standard">
      <style:paragraph-properties fo:text-align="center" style:justify-single-word="false"/>
      <style:text-properties style:font-name="Arial" fo:font-size="7pt" officeooo:rsid="001693a5" officeooo:paragraph-rsid="0018d912" style:font-name-asian="Arial" style:font-size-asian="7pt" style:language-asian="de" style:country-asian="DE" style:font-name-complex="Arial" style:font-size-complex="7pt" style:font-style-complex="italic"/>
    </style:style>
    <style:style style:name="P30" style:family="paragraph" style:parent-style-name="Standard">
      <style:paragraph-properties fo:text-align="center" style:justify-single-word="false"/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f79646" style:font-name="Arial" fo:font-size="8pt" fo:font-weight="bold" officeooo:rsid="00149975" officeooo:paragraph-rsid="0015bfb4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f79646" style:font-name="Arial" fo:font-size="8pt" fo:font-weight="bold" officeooo:rsid="00149975" officeooo:paragraph-rsid="001693a5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 style:font-style-complex="italic"/>
    </style:style>
    <style:style style:name="P34" style:family="paragraph" style:parent-style-name="Standard">
      <style:paragraph-properties fo:text-align="center" style:justify-single-word="false"/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/>
    </style:style>
    <style:style style:name="P35" style:family="paragraph" style:parent-style-name="Standard">
      <style:paragraph-properties fo:text-align="center" style:justify-single-word="false"/>
      <style:text-properties fo:color="#f79646" style:font-name="Arial" fo:font-size="8pt" fo:font-weight="bold" officeooo:rsid="00149975" officeooo:paragraph-rsid="0018d912" style:font-name-asian="Arial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92d050" style:font-name="Arial" fo:font-size="8pt" style:font-size-asian="8pt" style:language-asian="de" style:country-asian="DE" style:font-name-complex="Arial" style:font-size-complex="8pt" style:font-style-complex="italic"/>
    </style:style>
    <style:style style:name="P37" style:family="paragraph" style:parent-style-name="Standard">
      <style:paragraph-properties fo:text-align="center" style:justify-single-word="false"/>
      <style:text-properties fo:color="#92d050" style:font-name="Arial" fo:font-size="7pt" officeooo:rsid="001693a5" officeooo:paragraph-rsid="001693a5" style:font-name-asian="Arial" style:font-size-asian="7pt" style:language-asian="de" style:country-asian="DE" style:font-name-complex="Arial" style:font-size-complex="7pt" style:font-style-complex="italic"/>
    </style:style>
    <style:style style:name="P38" style:family="paragraph" style:parent-style-name="Standard">
      <style:paragraph-properties fo:text-align="center" style:justify-single-word="false"/>
      <style:text-properties fo:color="#92d050" style:font-name="Arial" fo:font-size="7pt" officeooo:rsid="0018d912" officeooo:paragraph-rsid="0018d912" style:font-name-asian="Arial" style:font-size-asian="7pt" style:language-asian="de" style:country-asian="DE" style:font-name-complex="Arial" style:font-size-complex="7pt" style:font-style-complex="italic"/>
    </style:style>
    <style:style style:name="P39" style:family="paragraph" style:parent-style-name="Standard">
      <style:paragraph-properties fo:text-align="center" style:justify-single-word="false"/>
      <style:text-properties fo:color="#92d050" style:font-name="Arial" fo:font-size="7pt" style:font-size-asian="7pt" style:language-asian="de" style:country-asian="DE" style:font-name-complex="Arial" style:font-size-complex="7pt" style:font-style-complex="italic"/>
    </style:style>
    <style:style style:name="P40" style:family="paragraph" style:parent-style-name="Standard">
      <style:paragraph-properties fo:text-align="center" style:justify-single-word="false"/>
      <style:text-properties fo:color="#92d050" style:font-name="Arial" fo:font-size="7pt" officeooo:rsid="001693a5" officeooo:paragraph-rsid="00297368" style:font-size-asian="7pt" style:language-asian="de" style:country-asian="DE" style:font-name-complex="Arial" style:font-size-complex="7pt" style:font-style-complex="italic"/>
    </style:style>
    <style:style style:name="P41" style:family="paragraph" style:parent-style-name="Standard">
      <style:paragraph-properties fo:text-align="center" style:justify-single-word="false"/>
      <style:text-properties fo:color="#92d050" style:font-name="Arial" fo:font-size="7pt" fo:font-weight="normal" officeooo:rsid="001fcc7e" officeooo:paragraph-rsid="001fcc7e" style:font-name-asian="Arial" style:font-size-asian="7pt" style:language-asian="de" style:country-asian="DE" style:font-weight-asian="normal" style:font-name-complex="Arial" style:font-size-complex="7pt" style:font-style-complex="italic" style:font-weight-complex="normal"/>
    </style:style>
    <style:style style:name="P42" style:family="paragraph" style:parent-style-name="Standard">
      <style:text-properties fo:font-size="9pt" style:font-size-asian="9pt" style:font-size-complex="9pt"/>
    </style:style>
    <style:style style:name="P43" style:family="paragraph" style:parent-style-name="Standard">
      <style:text-properties fo:color="#ff6600" fo:font-size="9pt" fo:language="de" fo:country="DE" style:font-size-asian="9pt" style:font-size-complex="9pt"/>
    </style:style>
    <style:style style:name="P44" style:family="paragraph" style:parent-style-name="Standard">
      <style:text-properties officeooo:paragraph-rsid="00166093"/>
    </style:style>
    <style:style style:name="P45" style:family="paragraph" style:parent-style-name="Standard">
      <style:paragraph-properties fo:text-align="center" style:justify-single-word="false"/>
      <style:text-properties fo:color="#e36c0a" style:font-name="Arial" fo:font-size="8pt" fo:font-weight="bold" style:font-size-asian="8pt" style:language-asian="de" style:country-asian="DE" style:font-weight-asian="bold" style:font-name-complex="Arial" style:font-size-complex="8pt"/>
    </style:style>
    <style:style style:name="P46" style:family="paragraph" style:parent-style-name="Standard">
      <style:paragraph-properties fo:text-align="center" style:justify-single-word="false"/>
      <style:text-properties fo:color="#e36c0a" style:font-name="Arial" fo:font-size="8pt" fo:font-weight="normal" officeooo:paragraph-rsid="00297368" style:font-size-asian="8pt" style:language-asian="de" style:country-asian="DE" style:font-weight-asian="normal" style:font-name-complex="Arial" style:font-size-complex="8pt" style:font-weight-complex="normal"/>
    </style:style>
    <style:style style:name="P47" style:family="paragraph" style:parent-style-name="Standard">
      <style:text-properties officeooo:paragraph-rsid="002ca262"/>
    </style:style>
    <style:style style:name="P48" style:family="paragraph" style:parent-style-name="Standard">
      <style:text-properties officeooo:paragraph-rsid="003264b1"/>
    </style:style>
    <style:style style:name="P49" style:family="paragraph" style:parent-style-name="Standard">
      <style:paragraph-properties fo:margin-left="0in" fo:margin-right="-0.0193in" fo:text-align="center" style:justify-single-word="false" fo:text-indent="0in" style:auto-text-indent="false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>
      <style:text-properties fo:font-size="9pt" officeooo:rsid="00258a2d" officeooo:paragraph-rsid="002ca262" style:font-size-asian="9pt" style:font-size-complex="9pt"/>
    </style:style>
    <style:style style:name="P52" style:family="paragraph" style:parent-style-name="Standard">
      <style:text-properties fo:font-size="9pt" fo:font-weight="bold" style:font-size-asian="9pt" style:font-weight-asian="bold" style:font-size-complex="9pt"/>
    </style:style>
    <style:style style:name="P53" style:family="paragraph" style:parent-style-name="Standard">
      <style:paragraph-properties fo:text-align="center" style:justify-single-word="false"/>
      <style:text-properties style:font-name="Arial" fo:font-size="8pt" officeooo:paragraph-rsid="0015bfb4" style:font-size-asian="8pt" style:language-asian="de" style:country-asian="DE" style:font-name-complex="Arial" style:font-size-complex="8pt" style:font-style-complex="italic"/>
    </style:style>
    <style:style style:name="P54" style:family="paragraph" style:parent-style-name="Standard">
      <style:paragraph-properties fo:text-align="center" style:justify-single-word="false"/>
      <style:text-properties style:font-name="Arial" fo:font-size="8pt" officeooo:paragraph-rsid="0035b32f" style:font-size-asian="8pt" style:language-asian="de" style:country-asian="DE" style:font-name-complex="Arial" style:font-size-complex="8pt" style:font-style-complex="italic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font-size="14pt" fo:language="en" fo:country="GB" officeooo:rsid="00149975" style:font-size-asian="14pt" style:font-size-complex="14pt"/>
    </style:style>
    <style:style style:name="T3" style:family="text">
      <style:text-properties style:font-name="Arial" fo:font-size="8pt" fo:font-weight="bold" style:font-size-asian="8pt" style:language-asian="de" style:country-asian="DE" style:font-weight-asian="bold" style:font-name-complex="Arial" style:font-size-complex="8pt"/>
    </style:style>
    <style:style style:name="T4" style:family="text">
      <style:text-properties style:font-name="Arial" fo:font-size="8pt" fo:font-weight="bold" style:font-size-asian="8pt" style:language-asian="de" style:country-asian="DE" style:font-weight-asian="bold" style:font-name-complex="Arial" style:font-size-complex="8pt" style:font-weight-complex="bold"/>
    </style:style>
    <style:style style:name="T5" style:family="text">
      <style:text-properties style:font-name="Arial" fo:font-size="8pt" fo:font-weight="bold" officeooo:rsid="00149975" style:font-size-asian="8pt" style:language-asian="de" style:country-asian="DE" style:font-weight-asian="bold" style:font-name-complex="Arial" style:font-size-complex="8pt" style:font-weight-complex="bold"/>
    </style:style>
    <style:style style:name="T6" style:family="text">
      <style:text-properties style:font-name="Arial" fo:font-size="8pt" fo:font-weight="bold" style:font-size-asian="8pt" style:language-asian="de" style:country-asian="DE" style:font-weight-asian="bold" style:font-name-complex="Arial" style:font-size-complex="8pt" style:font-style-complex="italic"/>
    </style:style>
    <style:style style:name="T7" style:family="text">
      <style:text-properties style:font-name="Arial" fo:font-size="8pt" style:font-size-asian="8pt" style:language-asian="de" style:country-asian="DE" style:font-name-complex="Arial" style:font-size-complex="8pt" style:font-style-complex="italic"/>
    </style:style>
    <style:style style:name="T8" style:family="text">
      <style:text-properties style:font-name="Arial" fo:font-size="8pt" style:font-size-asian="8pt" style:language-asian="de" style:country-asian="DE" style:font-name-complex="Arial" style:font-size-complex="8pt" style:font-weight-complex="bold"/>
    </style:style>
    <style:style style:name="T9" style:family="text">
      <style:text-properties style:font-name="Arial" fo:font-size="8pt" fo:font-style="italic" style:font-size-asian="8pt" style:language-asian="de" style:country-asian="DE" style:font-style-asian="italic" style:font-name-complex="Arial" style:font-size-complex="8pt" style:font-weight-complex="bold"/>
    </style:style>
    <style:style style:name="T10" style:family="text">
      <style:text-properties style:font-name="Arial" fo:font-size="8pt" fo:font-style="italic" officeooo:rsid="0019fe4d" style:font-size-asian="8pt" style:language-asian="de" style:country-asian="DE" style:font-style-asian="italic" style:font-name-complex="Arial" style:font-size-complex="8pt" style:font-weight-complex="bold"/>
    </style:style>
    <style:style style:name="T11" style:family="text">
      <style:text-properties style:font-name="Arial" fo:font-size="8pt" fo:font-style="italic" officeooo:rsid="002dcae8" style:font-size-asian="8pt" style:language-asian="de" style:country-asian="DE" style:font-style-asian="italic" style:font-name-complex="Arial" style:font-size-complex="8pt" style:font-weight-complex="bold"/>
    </style:style>
    <style:style style:name="T12" style:family="text">
      <style:text-properties fo:color="#92d050"/>
    </style:style>
    <style:style style:name="T13" style:family="text">
      <style:text-properties fo:color="#92d050" officeooo:rsid="001693a5"/>
    </style:style>
    <style:style style:name="T14" style:family="text">
      <style:text-properties fo:color="#92d050" officeooo:rsid="00172ebd"/>
    </style:style>
    <style:style style:name="T15" style:family="text">
      <style:text-properties fo:color="#92d050" officeooo:rsid="0018d912"/>
    </style:style>
    <style:style style:name="T16" style:family="text">
      <style:text-properties fo:color="#92d050" fo:font-size="7pt" style:font-name-asian="Arial" style:font-size-asian="7pt" style:font-size-complex="7pt"/>
    </style:style>
    <style:style style:name="T17" style:family="text">
      <style:text-properties fo:color="#92d050" fo:font-size="7pt" officeooo:rsid="001d93fa" style:font-name-asian="Arial" style:font-size-asian="7pt" style:font-size-complex="7pt"/>
    </style:style>
    <style:style style:name="T18" style:family="text">
      <style:text-properties fo:color="#92d050" fo:font-size="7pt" officeooo:rsid="00258a2d" style:font-name-asian="Arial" style:font-size-asian="7pt" style:font-size-complex="7pt"/>
    </style:style>
    <style:style style:name="T19" style:family="text">
      <style:text-properties fo:color="#92d050" fo:font-size="7pt" officeooo:rsid="001693a5" style:font-name-asian="Arial" style:font-size-asian="7pt" style:font-size-complex="7pt" style:font-style-complex="italic"/>
    </style:style>
    <style:style style:name="T20" style:family="text">
      <style:text-properties fo:color="#92d050" fo:font-size="7pt" officeooo:rsid="0018d912" style:font-name-asian="Arial" style:font-size-asian="7pt" style:font-size-complex="7pt" style:font-style-complex="italic"/>
    </style:style>
    <style:style style:name="T21" style:family="text">
      <style:text-properties fo:color="#f79646"/>
    </style:style>
    <style:style style:name="T22" style:family="text"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 style:font-style-complex="italic"/>
    </style:style>
    <style:style style:name="T23" style:family="text"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T24" style:family="text">
      <style:text-properties fo:color="#f79646" style:font-name="Arial" fo:font-size="8pt" fo:font-weight="bold" officeooo:rsid="00149975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T25" style:family="text">
      <style:text-properties fo:color="#f79646" style:font-name="Arial" fo:font-size="8pt" fo:font-style="italic" fo:font-weight="bold" officeooo:rsid="00149975" style:font-size-asian="8pt" style:language-asian="de" style:country-asian="DE" style:font-style-asian="italic" style:font-weight-asian="bold" style:font-name-complex="Arial" style:font-size-complex="8pt" style:font-style-complex="italic" style:font-weight-complex="bold"/>
    </style:style>
    <style:style style:name="T26" style:family="text">
      <style:text-properties fo:color="#f79646" style:font-name="Arial" fo:font-size="8pt" fo:language="de" fo:country="DE" fo:font-weight="bold" officeooo:rsid="00149975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T27" style:family="text">
      <style:text-properties fo:color="#f79646" officeooo:rsid="00149975"/>
    </style:style>
    <style:style style:name="T28" style:family="text">
      <style:text-properties fo:color="#f79646" fo:font-weight="bold" style:font-weight-asian="bold" style:font-weight-complex="bold"/>
    </style:style>
    <style:style style:name="T29" style:family="text">
      <style:text-properties fo:color="#f79646" fo:font-weight="bold" officeooo:rsid="00149975" style:font-weight-asian="bold" style:font-weight-complex="bold"/>
    </style:style>
    <style:style style:name="T30" style:family="text">
      <style:text-properties fo:color="#ff9900" fo:font-size="9pt" fo:language="de" fo:country="DE" fo:font-weight="bold" style:font-size-asian="9pt" style:font-weight-asian="bold" style:font-size-complex="9pt" style:font-weight-complex="bold"/>
    </style:style>
    <style:style style:name="T31" style:family="text">
      <style:text-properties fo:color="#ff9900" fo:font-size="9pt" fo:language="de" fo:country="DE" style:font-size-asian="9pt" style:font-size-complex="9pt"/>
    </style:style>
    <style:style style:name="T32" style:family="text">
      <style:text-properties fo:color="#ff9900" fo:font-size="9pt" fo:language="de" fo:country="DE" officeooo:rsid="00166093" style:font-size-asian="9pt" style:font-size-complex="9pt"/>
    </style:style>
    <style:style style:name="T33" style:family="text">
      <style:text-properties fo:font-size="9pt" fo:font-weight="bold" style:font-size-asian="9pt" style:font-weight-asian="bold" style:font-size-complex="9pt"/>
    </style:style>
    <style:style style:name="T34" style:family="text">
      <style:text-properties fo:font-size="9pt" fo:font-weight="bold" officeooo:rsid="0023bc97" style:font-size-asian="9pt" style:font-weight-asian="bold" style:font-size-complex="9pt"/>
    </style:style>
    <style:style style:name="T35" style:family="text">
      <style:text-properties fo:font-size="9pt" fo:font-weight="bold" style:font-size-asian="9pt" style:font-weight-asian="bold" style:font-size-complex="9pt" style:font-weight-complex="bold"/>
    </style:style>
    <style:style style:name="T36" style:family="text">
      <style:text-properties fo:font-size="9pt" fo:font-weight="bold" officeooo:rsid="002ff111" style:font-size-asian="9pt" style:font-weight-asian="bold" style:font-size-complex="9pt" style:font-weight-complex="bold"/>
    </style:style>
    <style:style style:name="T37" style:family="text">
      <style:text-properties fo:font-size="9pt" fo:font-weight="bold" officeooo:rsid="002ffeb9" style:font-size-asian="9pt" style:font-weight-asian="bold" style:font-size-complex="9pt" style:font-weight-complex="bold"/>
    </style:style>
    <style:style style:name="T38" style:family="text">
      <style:text-properties fo:font-size="9pt" fo:font-weight="bold" officeooo:rsid="003264b1" style:font-size-asian="9pt" style:font-weight-asian="bold" style:font-size-complex="9pt" style:font-weight-complex="bold"/>
    </style:style>
    <style:style style:name="T39" style:family="text">
      <style:text-properties fo:font-size="9pt" fo:font-weight="bold" officeooo:rsid="002ca262" style:font-size-asian="9pt" style:font-weight-asian="bold" style:font-size-complex="9pt" style:font-weight-complex="bold"/>
    </style:style>
    <style:style style:name="T40" style:family="text">
      <style:text-properties fo:font-size="9pt" fo:font-weight="bold" officeooo:rsid="00258a2d" style:font-size-asian="9pt" style:font-weight-asian="bold" style:font-size-complex="9pt"/>
    </style:style>
    <style:style style:name="T41" style:family="text">
      <style:text-properties fo:font-size="9pt" fo:font-weight="bold" officeooo:rsid="003264b1" style:font-size-asian="9pt" style:font-weight-asian="bold" style:font-size-complex="9pt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font-size="9pt" officeooo:rsid="00223c99" style:font-size-asian="9pt" style:font-size-complex="9pt"/>
    </style:style>
    <style:style style:name="T44" style:family="text">
      <style:text-properties fo:font-size="9pt" officeooo:rsid="00258a2d" style:font-size-asian="9pt" style:font-size-complex="9pt"/>
    </style:style>
    <style:style style:name="T45" style:family="text">
      <style:text-properties fo:font-size="9pt" officeooo:rsid="002ca262" style:font-size-asian="9pt" style:font-size-complex="9pt"/>
    </style:style>
    <style:style style:name="T46" style:family="text">
      <style:text-properties fo:font-size="9pt" officeooo:rsid="002ff111" style:font-size-asian="9pt" style:font-size-complex="9pt"/>
    </style:style>
    <style:style style:name="T47" style:family="text">
      <style:text-properties fo:font-size="9pt" officeooo:rsid="002ffeb9" style:font-size-asian="9pt" style:font-size-complex="9pt"/>
    </style:style>
    <style:style style:name="T48" style:family="text">
      <style:text-properties fo:font-size="9pt" officeooo:rsid="0030ff9b" style:font-size-asian="9pt" style:font-size-complex="9pt"/>
    </style:style>
    <style:style style:name="T49" style:family="text">
      <style:text-properties fo:font-size="9pt" officeooo:rsid="003264b1" style:font-size-asian="9pt" style:font-size-complex="9pt"/>
    </style:style>
    <style:style style:name="T50" style:family="text">
      <style:text-properties fo:font-size="9pt" fo:font-weight="normal" officeooo:rsid="002ff111" style:font-size-asian="9pt" style:font-weight-asian="normal" style:font-size-complex="9pt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3436eb" style:font-weight-asian="normal" style:font-weight-complex="normal"/>
    </style:style>
    <style:style style:name="T53" style:family="text">
      <style:text-properties officeooo:rsid="00172ebd"/>
    </style:style>
    <style:style style:name="T54" style:family="text">
      <style:text-properties officeooo:rsid="001f05cd"/>
    </style:style>
    <style:style style:name="T55" style:family="text">
      <style:text-properties officeooo:rsid="0025a1b7"/>
    </style:style>
    <style:style style:name="T56" style:family="text">
      <style:text-properties officeooo:rsid="00279a56"/>
    </style:style>
    <style:style style:name="T57" style:family="text">
      <style:text-properties officeooo:rsid="00297368"/>
    </style:style>
    <style:style style:name="T58" style:family="text">
      <style:text-properties officeooo:rsid="002e376a"/>
    </style:style>
    <style:style style:name="T59" style:family="text">
      <style:text-properties officeooo:rsid="002ef07e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35b3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">MSc Research Skills winter term 201</text:span><text:span text:style-name="T2">5</text:span><text:span text:style-name="T1"> – course overview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<text:span text:style-name="T4">Monday </text:span><text:span text:style-name="T5">19</text:span><text:span text:style-name="T4">.10.</text:span></text:p>
          </table:table-cell>
          <table:table-cell table:style-name="Table1.A1" office:value-type="string">
            <text:p text:style-name="P49"><text:span text:style-name="T4">Tuesday 2</text:span><text:span text:style-name="T5">0</text:span><text:span text:style-name="T4">.10.</text:span></text:p>
          </table:table-cell>
          <table:table-cell table:style-name="Table1.A1" office:value-type="string">
            <text:p text:style-name="P1"><text:span text:style-name="T4">Wednesday 2</text:span><text:span text:style-name="T5">1</text:span><text:span text:style-name="T4">.10.</text:span></text:p>
          </table:table-cell>
          <table:table-cell table:style-name="Table1.A1" office:value-type="string">
            <text:p text:style-name="P1"><text:span text:style-name="T4">Thursday 2</text:span><text:span text:style-name="T5">2</text:span><text:span text:style-name="T4">.10.</text:span></text:p>
          </table:table-cell>
          <table:table-cell table:style-name="Table1.F1" office:value-type="string">
            <text:p text:style-name="P1"><text:span text:style-name="T4">Friday 2</text:span><text:span text:style-name="T5">3</text:span><text:span text:style-name="T4">.10.</text:span></text:p>
          </table:table-cell>
        </table:table-row>
        <table:table-row table:style-name="Table1.2">
          <table:table-cell table:style-name="Table1.A1" office:value-type="string">
            <text:p text:style-name="P3">9.15</text:p>
            <text:p text:style-name="P3"/>
            <text:p text:style-name="P3">till</text:p>
            <text:p text:style-name="P3"/>
            <text:p text:style-name="P3">12.45</text:p>
          </table:table-cell>
          <table:table-cell table:style-name="Table1.B2" office:value-type="string">
            <text:p text:style-name="P39"><text:bookmark-start text:name="OLE_LINK1"/>9.<text:span text:style-name="T53">00</text:span> - <text:span text:style-name="T53">9</text:span>.<text:span text:style-name="T53">45</text:span> MSc general <text:span text:style-name="T55">welcome</text:span></text:p>
            <text:p text:style-name="P12"/>
            <text:p text:style-name="P15">10:00 <text:span text:style-name="T56">RS starts in R100</text:span></text:p>
            <text:p text:style-name="P16"/>
            <text:p text:style-name="P14"><text:span text:style-name="T53"><text:s/></text:span>Science and the <text:bookmark-end text:name="OLE_LINK1"/>scientific method</text:p>
            <text:p text:style-name="P12"/>
            <text:p text:style-name="P17">Finding a question</text:p>
            <text:p text:style-name="P6">Previous work</text:p>
            <text:p text:style-name="P6">Novelty </text:p>
          </table:table-cell>
          <table:table-cell table:style-name="Table1.C2" office:value-type="string">
            <text:p text:style-name="P17">On the shoulder of giants: dealing with literature </text:p>
            <text:p text:style-name="P6">Searching, Literat. DB, Jabref etc.</text:p>
            <text:p text:style-name="P30"/>
            <text:p text:style-name="P1"><text:span text:style-name="T7">Morning practicals </text:span><text:span text:style-name="T23">FH, </text:span><text:span text:style-name="T24">SH</text:span></text:p>
            <text:p text:style-name="P32"/>
            <text:p text:style-name="P40">14.00 <text:span text:style-name="T57">Intro organizational and administrative issues (R100)</text:span></text:p>
          </table:table-cell>
          <table:table-cell table:style-name="Table1.C2" office:value-type="string">
            <text:p text:style-name="P17">Question rev.</text:p>
            <text:p text:style-name="P17"/>
            <text:p text:style-name="P17">Intro to statistics</text:p>
            <text:p text:style-name="P8">Regression, NHST</text:p>
            <text:p text:style-name="P17"/>
            <text:p text:style-name="P17">Design of Experiments</text:p>
            <text:p text:style-name="P6">Planning </text:p>
            <text:p text:style-name="P6">Statistical power</text:p>
            <text:p text:style-name="P6"/>
            <text:p text:style-name="P37">14.00 Wildlife</text:p>
            <text:p text:style-name="P28"><text:span text:style-name="T13">1</text:span><text:span text:style-name="T12">5.00 Biomaterials</text:span></text:p>
          </table:table-cell>
          <table:table-cell table:style-name="Table1.C2" office:value-type="string">
            <text:p text:style-name="P25">Field day <text:s text:c="21"/></text:p>
            <text:p text:style-name="P25"/>
            <text:p text:style-name="P25"><text:span text:style-name="T17">CIP </text:span><text:span text:style-name="T18">3 b</text:span><text:span text:style-name="T17">locked by FELIS / Sebastian Brackhane</text:span> </text:p>
          </table:table-cell>
          <table:table-cell table:style-name="Table1.F2" office:value-type="string">
            <text:p text:style-name="P17">Scientific Ethics and Culture<text:span text:style-name="T58">, and o</text:span>rganizing your Research </text:p>
            <text:p text:style-name="P17"/>
            <text:p text:style-name="P6"><text:span text:style-name="T59">Misconduct, g</text:span>ood scientific practice, reproducibility, scripting, archiving, </text:p>
            <text:p text:style-name="P6"/>
            <text:p text:style-name="P37">14.00 L<text:span text:style-name="T54">&amp;N</text:span></text:p>
            <text:p text:style-name="P28"><text:span text:style-name="T12">15.00 </text:span><text:span text:style-name="T14">UM + GIS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4"/>
          </table:table-cell>
          <table:table-cell table:style-name="Table1.B3" table:number-rows-spanned="2" office:value-type="string">
            <text:p text:style-name="P1"><text:span text:style-name="T4">Monday 2</text:span><text:span text:style-name="T5">6</text:span><text:span text:style-name="T4">.10.</text:span></text:p>
          </table:table-cell>
          <table:table-cell table:style-name="Table1.B3" table:number-rows-spanned="2" office:value-type="string">
            <text:p text:style-name="P1"><text:span text:style-name="T4">Tuesday 2</text:span><text:span text:style-name="T5">7</text:span><text:span text:style-name="T4">.10.</text:span></text:p>
          </table:table-cell>
          <table:table-cell table:style-name="Table1.B3" table:number-rows-spanned="2" office:value-type="string">
            <text:p text:style-name="P1"><text:span text:style-name="T4">Wednesday 2</text:span><text:span text:style-name="T5">8</text:span><text:span text:style-name="T4">.10.</text:span></text:p>
          </table:table-cell>
          <table:table-cell table:style-name="Table1.B3" table:number-rows-spanned="2" office:value-type="string">
            <text:p text:style-name="P1"><text:span text:style-name="T4">Thursday </text:span><text:span text:style-name="T5">29</text:span><text:span text:style-name="T4">.10.</text:span></text:p>
          </table:table-cell>
          <table:table-cell table:style-name="Table1.F3" table:number-rows-spanned="2" office:value-type="string">
            <text:p text:style-name="P1"><text:span text:style-name="T4">Friday 3</text:span><text:span text:style-name="T5">0</text:span><text:span text:style-name="T4">.11.</text:span></text:p>
          </table:table-cell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">9.15</text:p>
            <text:p text:style-name="P3"/>
            <text:p text:style-name="P3">till</text:p>
            <text:p text:style-name="P3"/>
            <text:p text:style-name="P3">12.45</text:p>
          </table:table-cell>
          <table:table-cell table:style-name="Table1.C2" office:value-type="string">
            <text:p text:style-name="P1"><text:span text:style-name="T6">Introduction to </text:span><text:span text:style-name="T3">Graphics in R</text:span></text:p>
            <text:p text:style-name="P22"/>
            <text:p text:style-name="P24">Morning practical: <text:s/>graphics with R </text:p>
            <text:p text:style-name="P2"><text:span text:style-name="T24">SH</text:span><text:span text:style-name="T22">, FH</text:span><text:span text:style-name="T8"> </text:span></text:p>
            <text:p text:style-name="P10"/>
            <text:p text:style-name="P2"><text:span text:style-name="T9">Afternoon </text:span><text:span text:style-name="T10">exercise</text:span><text:span text:style-name="T9">: visual data analysis</text:span><text:span text:style-name="T8"> </text:span><text:span text:style-name="T24">SH</text:span></text:p>
            <text:p text:style-name="P2"/>
            <text:p text:style-name="P27"><text:span text:style-name="T13">14.00 </text:span><text:span text:style-name="T15">WW</text:span></text:p>
            <text:p text:style-name="P29"><text:span text:style-name="T12">15.00 </text:span><text:span text:style-name="T15">Int .For.</text:span></text:p>
          </table:table-cell>
          <table:table-cell table:style-name="Table1.C2" office:value-type="string">
            <text:p text:style-name="P17">LaTeX</text:p>
            <text:p text:style-name="P17"/>
            <text:p text:style-name="P2"><text:span text:style-name="T9">Morning practical: LaTeX </text:span><text:span text:style-name="T25">SH</text:span><text:span text:style-name="T22">, FH</text:span></text:p>
            <text:p text:style-name="P33"/>
            <text:p text:style-name="P2"><text:span text:style-name="T9">Afternoon </text:span><text:span text:style-name="T10">exercise</text:span><text:span text:style-name="T9">: your document in LaTeX</text:span><text:span text:style-name="T8"> </text:span><text:span text:style-name="T24">SH</text:span></text:p>
            <text:p text:style-name="P35"/>
            <text:p text:style-name="P38"/>
          </table:table-cell>
          <table:table-cell table:style-name="Table1.C2" office:value-type="string">
            <text:p text:style-name="P22">Regression analysis in R</text:p>
            <text:p text:style-name="P34"/>
            <text:p text:style-name="P2"><text:span text:style-name="T9">Afternoon </text:span><text:span text:style-name="T11">tutorial</text:span><text:span text:style-name="T9">: </text:span><text:span text:style-name="T11">help with analyzing your data in R</text:span><text:span text:style-name="T8"> </text:span><text:span text:style-name="T24">SH</text:span></text:p>
            <text:p text:style-name="P45"/>
            <text:p text:style-name="P46"><text:span text:style-name="T19">14.00 </text:span><text:span text:style-name="T20">Ökol. Klim</text:span></text:p>
          </table:table-cell>
          <table:table-cell table:style-name="Table1.C2" office:value-type="string">
            <text:p text:style-name="P17">Practice day</text:p>
            <text:p text:style-name="P17">Data analysis</text:p>
            <text:p text:style-name="P17"/>
            <text:p text:style-name="P2"><text:span text:style-name="T23">FH, </text:span><text:span text:style-name="T24">SH</text:span><text:span text:style-name="T8"> available for questions</text:span></text:p>
            <text:p text:style-name="P17"/>
            <text:p text:style-name="P17"/>
            <text:p text:style-name="P23"><text:s text:c="23"/></text:p>
          </table:table-cell>
          <table:table-cell table:style-name="Table1.F5" office:value-type="string">
            <text:p text:style-name="P22">Writing 1 </text:p>
            <text:p text:style-name="P22"/>
            <text:p text:style-name="P10">Article types,</text:p>
            <text:p text:style-name="P10">Publication </text:p>
            <text:p text:style-name="P10">Process</text:p>
            <text:p text:style-name="P10"/>
            <text:p text:style-name="P10">Structure of a research article</text:p>
            <text:p text:style-name="P10"/>
            <text:p text:style-name="P36">Hand in draft until Sunda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<text:span text:style-name="T4">Monday </text:span><text:span text:style-name="T5">2</text:span><text:span text:style-name="T4">.11.</text:span></text:p>
          </table:table-cell>
          <table:table-cell table:style-name="Table1.A1" office:value-type="string">
            <text:p text:style-name="P1"><text:span text:style-name="T4">Tuesday </text:span><text:span text:style-name="T5">3</text:span><text:span text:style-name="T4">.11.</text:span></text:p>
          </table:table-cell>
          <table:table-cell table:style-name="Table1.A1" office:value-type="string">
            <text:p text:style-name="P1"><text:span text:style-name="T4">Wednesday </text:span><text:span text:style-name="T5">4</text:span><text:span text:style-name="T4">.11.</text:span></text:p>
          </table:table-cell>
          <table:table-cell table:style-name="Table1.A1" office:value-type="string">
            <text:p text:style-name="P1"><text:span text:style-name="T4">Thursday </text:span><text:span text:style-name="T5">5</text:span><text:span text:style-name="T4">.11.</text:span></text:p>
          </table:table-cell>
          <table:table-cell table:style-name="Table1.F1" office:value-type="string">
            <text:p text:style-name="P1"><text:span text:style-name="T4">Friday </text:span><text:span text:style-name="T5">6</text:span><text:span text:style-name="T4">.11.</text:span></text:p>
          </table:table-cell>
        </table:table-row>
        <table:table-row table:style-name="Table1.7">
          <table:table-cell table:style-name="Table1.A1" office:value-type="string">
            <text:p text:style-name="P3">9.15</text:p>
            <text:p text:style-name="P3"/>
            <text:p text:style-name="P3">till</text:p>
            <text:p text:style-name="P3"/>
            <text:p text:style-name="P3">12.45</text:p>
          </table:table-cell>
          <table:table-cell table:style-name="Table1.B2" office:value-type="string">
            <text:p text:style-name="P22">Writing 2 </text:p>
            <text:p text:style-name="P22"/>
            <text:p text:style-name="P10">Style</text:p>
            <text:p text:style-name="P10"/>
            <text:p text:style-name="P10">Paragraph structures</text:p>
            <text:p text:style-name="P10"/>
            <text:p text:style-name="P10">Choice of wording and common mistakes</text:p>
            <text:p text:style-name="P10"/>
            <text:p text:style-name="P11">Logic</text:p>
          </table:table-cell>
          <table:table-cell table:style-name="Table1.B2" office:value-type="string">
            <text:p text:style-name="P19">Communication</text:p>
            <text:p text:style-name="P19"/>
            <text:p text:style-name="P7">Ends and means, </text:p>
            <text:p text:style-name="P7">Social media</text:p>
            <text:p text:style-name="P20"><text:span text:style-name="T52">i</text:span><text:span text:style-name="T51">ntercultural communication</text:span></text:p>
            <text:p text:style-name="P12"/>
            <text:p text:style-name="P12">Poster</text:p>
            <text:p text:style-name="P12"/>
            <text:p text:style-name="P3">What makes a good poster</text:p>
          </table:table-cell>
          <table:table-cell table:style-name="Table1.B2" office:value-type="string">
            <text:p text:style-name="P18"/>
            <text:p text:style-name="P9"/>
            <text:p text:style-name="P19">Reviewing </text:p>
            <text:p text:style-name="P19"/>
            <text:p text:style-name="P7">Peer review</text:p>
            <text:p text:style-name="P7"/>
            <text:p text:style-name="P13">Presentation <text:span text:style-name="T61">Tips</text:span></text:p>
            <text:p text:style-name="P13"/>
            <text:p text:style-name="P54">Conference presentation</text:p>
            <text:p text:style-name="P7"/>
            <text:p text:style-name="P54"><text:span text:style-name="T60">Choosing a career in science </text:span></text:p>
            <text:p text:style-name="P31"/>
          </table:table-cell>
          <table:table-cell table:style-name="Table1.B2" office:value-type="string">
            <text:p text:style-name="P17"/>
            <text:p text:style-name="P13"/>
            <text:p text:style-name="P13">Presentation 2 </text:p>
            <text:p text:style-name="P5"/>
            <text:p text:style-name="P7"><text:span text:style-name="T28">FH, </text:span><text:span text:style-name="T29">SH</text:span></text:p>
            <text:p text:style-name="P6"/>
            <text:p text:style-name="P21"/>
            <text:p text:style-name="P3"/>
          </table:table-cell>
          <table:table-cell table:style-name="Table1.F5" office:value-type="string">
            <text:p text:style-name="P17">Practice day</text:p>
            <text:p text:style-name="P17"/>
            <text:p text:style-name="P10">Finalize research article</text:p>
            <text:p text:style-name="P10"/>
            <text:p text:style-name="P26"><text:span text:style-name="T16">R </text:span><text:span text:style-name="T17">1</text:span><text:span text:style-name="T16">00 blocked</text:span></text:p>
            <text:p text:style-name="P41">Fish Bowl Umpro</text:p>
            <text:p text:style-name="P3"/>
          </table:table-cell>
        </table:table-row>
      </table:table>
      <text:p text:style-name="P44"><text:span text:style-name="T30">FH = </text:span><text:span text:style-name="T31">Florian Hartig,</text:span><text:span text:style-name="T30"> </text:span><text:span text:style-name="T26">SH</text:span><text:span text:style-name="T31"> = </text:span><text:span text:style-name="T32">Severin Hauenstein</text:span></text:p>
      <text:p text:style-name="P43"/>
      <text:p text:style-name="Standard"><text:span text:style-name="T33">Morning schedule:</text:span><text:span text:style-name="T42"> lectures start at 9 c.t. (this means: 9:15!) and typically end around 12.45 in Room </text:span><text:span text:style-name="T43">100</text:span><text:span text:style-name="T42">. CIP rooms </text:span><text:span text:style-name="T43">1 and 3</text:span><text:span text:style-name="T42"> are reserved for </text:span><text:span text:style-name="T43">exercises and </text:span><text:span text:style-name="T42">the afternoons. Except</text:span><text:span text:style-name="T43">ion is </text:span><text:span text:style-name="T42">the first day, where you will have a general introduction, so lectures start at 10.00</text:span></text:p>
      <text:p text:style-name="P42"/>
      <text:p text:style-name="P47"><text:span text:style-name="T33">Afternoon schedule:</text:span><text:span text:style-name="T42"> By default, assume that afternoons are reserved for unsupervised homework, i.e. you </text:span><text:span text:style-name="T45">work</text:span><text:span text:style-name="T42"> in your own time and at your place of choice. However, as 1) you are working in groups, 2) we have computers and software here 3) you have a tutor here at the uni, it is highly recommended to work at the Uni if you can manage. </text:span><text:span text:style-name="T39">E</text:span><text:span text:style-name="T35">xceptions</text:span><text:span text:style-name="T42"> where we have supervised exercises </text:span><text:span text:style-name="T45">in the afternoon are marked in the timetable</text:span><text:span text:style-name="T42">, notably at the beginning of week 2. Please block the afternoons for those, these practicals cover subjects that are essential for the final paper. </text:span><text:span text:style-name="T44">Also, you </text:span><text:span text:style-name="T45">should block</text:span><text:span text:style-name="T44"> Thursday of the first week </text:span><text:span text:style-name="T45">for your group data collection</text:span><text:span text:style-name="T44">.</text:span></text:p>
      <text:p text:style-name="P51"/>
      <text:p text:style-name="P48"><text:span text:style-name="T44">T</text:span><text:span text:style-name="T49">he </text:span><text:span text:style-name="T38">main course homepage</text:span><text:span text:style-name="T49">, which contains</text:span><text:span text:style-name="T47"> </text:span><text:span text:style-name="T34">C</text:span><text:span text:style-name="T40">ourse material </text:span><text:span text:style-name="T41">and further links</text:span><text:span text:style-name="T44"> </text:span><text:span text:style-name="T49">is </text:span><text:span text:style-name="T44">here </text:span><text:a xlink:type="simple" xlink:href="http://florianhartig.github.io/ResearchSkills/"><text:span text:style-name="Internet_20_link"><text:span text:style-name="T44">http://florianhartig.github.io/ResearchSkills/</text:span></text:span></text:a><text:span text:style-name="T50"> .</text:span><text:span text:style-name="T36"> Lecture </text:span><text:span text:style-name="T37">notes</text:span><text:span text:style-name="T36"> and assignments</text:span><text:span text:style-name="T46"> </text:span><text:span text:style-name="T47">will be posted on Ilias, the online system of the university. </text:span><text:span text:style-name="T48">You can join the course website </text:span><text:span text:style-name="T49">directly </text:span><text:span text:style-name="T48">via this </text:span><text:a xlink:type="simple" xlink:href="https://ilias.uni-freiburg.de/goto.php?target=crs_441816_rcodeDQf88JVWtg&amp;client_id=unifreiburg"><text:span text:style-name="T48">link</text:span></text:a><text:span text:style-name="T48">, or with course password RS1516FR (U. Fr. account required).</text:span></text:p>
      <text:p text:style-name="P52"/>
      <text:p text:style-name="Standard"><text:span text:style-name="T33">All other organizational issues will be explained on the first day of the course. See you there!</text:span><text:span text:style-name="T42"> / Florian Hart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prechblasen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standardschriftar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prechblasentext_20_Zeichen" style:display-name="Sprechblasentext Zeichen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</meta:initial-creator>
    <meta:creation-date>2013-10-14T08:58:00</meta:creation-date>
    <dc:date>2015-11-01T23:45:45.885115000</dc:date>
    <meta:print-date>2015-10-12T10:50:37.975074000</meta:print-date>
    <meta:editing-cycles>68</meta:editing-cycles>
    <meta:editing-duration>P2171DT10H14M47S</meta:editing-duration>
    <meta:generator>LibreOffice/4.1.3.2$MacOSX_x86 LibreOffice_project/70feb7d99726f064edab4605a8ab840c50ec57a</meta:generator>
    <meta:document-statistic meta:table-count="1" meta:image-count="0" meta:object-count="0" meta:page-count="1" meta:paragraph-count="98" meta:word-count="510" meta:character-count="3228" meta:non-whitespace-character-count="2752"/>
  </office:meta>
</office:document-meta>
</file>